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1b31" officeooo:paragraph-rsid="000a1b31"/>
    </style:style>
    <style:style style:name="P2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weight="bold" officeooo:rsid="001467c9" officeooo:paragraph-rsid="000a1b3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1pt" fo:font-weight="bold" officeooo:rsid="000ce552" officeooo:paragraph-rsid="000a1b31" style:font-size-asian="21pt" style:font-weight-asian="bold" style:font-size-complex="2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0ce552" officeooo:paragraph-rsid="000a1b31"/>
    </style:style>
    <style:style style:name="P5" style:family="paragraph" style:parent-style-name="Standard">
      <style:text-properties officeooo:rsid="000ce552" officeooo:paragraph-rsid="000a1b31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0de423" officeooo:paragraph-rsid="000a1b31"/>
    </style:style>
    <style:style style:name="T1" style:family="text">
      <style:text-properties officeooo:rsid="000a1b31"/>
    </style:style>
    <style:style style:name="T2" style:family="text">
      <style:text-properties officeooo:rsid="0015cdef"/>
    </style:style>
    <style:style style:name="T3" style:family="text">
      <style:text-properties officeooo:rsid="001467c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e423" style:font-weight-asian="bold" style:font-weight-complex="bold"/>
    </style:style>
    <style:style style:name="T6" style:family="text">
      <style:text-properties officeooo:rsid="000de4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trôle de connaissances</text:p>
      <text:p text:style-name="P3">T<text:span text:style-name="T1">X</text:span></text:p>
      <text:p text:style-name="P5"/>
      <text:p text:style-name="P4"/>
      <text:p text:style-name="P6">Les questions <text:span text:style-name="T4">en gras</text:span> sont sur deux points, les autres sont sur un point.</text:p>
      <text:p text:style-name="P4">Veuillez préciser sur votre copie si vous bénéficiez d’un tiers-temps. Dans ce cas, <text:span text:style-name="T6">il faudra répondre exclusivement aux questions </text:span><text:span text:style-name="T5">en</text:span><text:span text:style-name="T4"> gras</text:span>.</text:p>
      <text:p text:style-name="P4"/>
      <text:p text:style-name="P2">1. (2 points)</text:p>
      <text:p text:style-name="P1"/>
      <text:p text:style-name="P1">8 questions à 2 points</text:p>
      <text:p text:style-name="P1">6 questions à 1 point</text:p>
      <text:p text:style-name="P1"/>
      <text:p text:style-name="P1">→<text:tab/>4 questions à 2 points / 3 à 1 point <text:tab/>/10</text:p>
      <text:p text:style-name="P1"><text:tab/>4 questions à 2 points / 3 à 1 point <text:tab/>/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21:44:56.541000000</meta:creation-date>
    <dc:date>2022-12-12T21:55:37.905000000</dc:date>
    <meta:editing-duration>PT10M41S</meta:editing-duration>
    <meta:editing-cycles>1</meta:editing-cycles>
    <meta:document-statistic meta:table-count="0" meta:image-count="0" meta:object-count="0" meta:page-count="1" meta:paragraph-count="9" meta:word-count="75" meta:character-count="380" meta:non-whitespace-character-count="311"/>
    <meta:generator>LibreOffice/7.3.1.3$Windows_X86_64 LibreOffice_project/a69ca51ded25f3eefd52d7bf9a5fad8c90b87951</meta:generator>
  </office:meta>
</office:document-meta>
</file>